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7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Get-UIAWindo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Version</text:p>
          </table:table-cell>
          <table:table-cell table:number-columns-repeated="2" office:value-type="string">
            <text:p>Parameter</text:p>
          </table:table-cell>
          <table:table-cell table:number-columns-repeated="2"/>
          <table:table-cell office:value-type="string">
            <text:p>Result</text:p>
          </table:table-cell>
          <table:table-cell table:number-columns-repeated="2"/>
        </table:table-row>
        <table:table-row table:style-name="ro2">
          <table:table-cell office:value-type="string">
            <text:p>old</text:p>
          </table:table-cell>
          <table:table-cell office:value-type="string">
            <text:p>-InputObject</text:p>
          </table:table-cell>
          <table:table-cell table:number-columns-repeated="3"/>
          <table:table-cell office:value-type="string">
            <text:p>no recurse</text:p>
          </table:table-cell>
          <table:table-cell/>
          <table:table-cell office:value-type="string">
            <text:p>if (cmdlet.process* parameters) {!recurse}</text:p>
          </table:table-cell>
        </table:table-row>
        <table:table-row table:style-name="ro2">
          <table:table-cell office:value-type="string">
            <text:p>old</text:p>
          </table:table-cell>
          <table:table-cell office:value-type="string">
            <text:p>-ProcessName</text:p>
          </table:table-cell>
          <table:table-cell table:number-columns-repeated="3"/>
          <table:table-cell office:value-type="string">
            <text:p>no recurse</text:p>
          </table:table-cell>
          <table:table-cell/>
          <table:table-cell office:value-type="string">
            <text:p>if (cmdlet.process* parameters) {!recurse}</text:p>
          </table:table-cell>
        </table:table-row>
        <table:table-row table:style-name="ro2">
          <table:table-cell office:value-type="string">
            <text:p>old</text:p>
          </table:table-cell>
          <table:table-cell office:value-type="string">
            <text:p>-ProcessId</text:p>
          </table:table-cell>
          <table:table-cell table:number-columns-repeated="3"/>
          <table:table-cell office:value-type="string">
            <text:p>no recurse</text:p>
          </table:table-cell>
          <table:table-cell/>
          <table:table-cell office:value-type="string">
            <text:p>if (cmdlet.process* parameters) {!recurse}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string">
            <text:p>-InputObject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new</text:p>
          </table:table-cell>
          <table:table-cell office:value-type="string">
            <text:p>-ProcessName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new</text:p>
          </table:table-cell>
          <table:table-cell office:value-type="string">
            <text:p>-ProcessId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new</text:p>
          </table:table-cell>
          <table:table-cell office:value-type="string">
            <text:p>-InputObject</text:p>
          </table:table-cell>
          <table:table-cell office:value-type="string">
            <text:p>-Name -AutomationId -Class</text:p>
          </table:table-cell>
          <table:table-cell table:number-columns-repeated="2"/>
          <table:table-cell office:value-type="string">
            <text:p>selected</text:p>
          </table:table-cell>
          <table:table-cell/>
          <table:table-cell office:value-type="string">
            <text:p>if (cmdlet.process* parameters &amp;&amp; cmdlet.text* parameter) {recurse}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string">
            <text:p>-ProcessName</text:p>
          </table:table-cell>
          <table:table-cell office:value-type="string">
            <text:p>-Name -AutomationId -Class</text:p>
          </table:table-cell>
          <table:table-cell table:number-columns-repeated="2"/>
          <table:table-cell office:value-type="string">
            <text:p>selected</text:p>
          </table:table-cell>
          <table:table-cell/>
          <table:table-cell office:value-type="string">
            <text:p>if (cmdlet.process* parameters &amp;&amp; cmdlet.text* parameter) {recurse}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string">
            <text:p>-ProcessId</text:p>
          </table:table-cell>
          <table:table-cell office:value-type="string">
            <text:p>-Name -AutomationId -Class</text:p>
          </table:table-cell>
          <table:table-cell table:number-columns-repeated="2"/>
          <table:table-cell office:value-type="string">
            <text:p>selected</text:p>
          </table:table-cell>
          <table:table-cell/>
          <table:table-cell office:value-type="string">
            <text:p>if (cmdlet.process* parameters &amp;&amp; cmdlet.text* parameter) {recurse}</text:p>
          </table:table-cell>
        </table:table-row>
        <table:table-row table:style-name="ro2">
          <table:table-cell office:value-type="string">
            <text:p>old</text:p>
          </table:table-cell>
          <table:table-cell office:value-type="string">
            <text:p>-Name</text:p>
          </table:table-cell>
          <table:table-cell table:number-columns-repeated="3"/>
          <table:table-cell office:value-type="string">
            <text:p>no recurse</text:p>
          </table:table-cell>
          <table:table-cell/>
          <table:table-cell office:value-type="string">
            <text:p>if (cmdlet.name* parameters) {!recurse}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-Name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 office:value-type="string">
            <text:p>new</text:p>
          </table:table-cell>
          <table:table-cell office:value-type="string">
            <text:p>-AutomationId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string">
            <text:p>new</text:p>
          </table:table-cell>
          <table:table-cell office:value-type="string">
            <text:p>-Class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string">
            <text:p>new</text:p>
          </table:table-cell>
          <table:table-cell office:value-type="string">
            <text:p>-Name</text:p>
          </table:table-cell>
          <table:table-cell/>
          <table:table-cell office:value-type="string">
            <text:p>-Recurse</text:p>
          </table:table-cell>
          <table:table-cell table:number-columns-repeated="4"/>
        </table:table-row>
        <table:table-row table:style-name="ro2">
          <table:table-cell office:value-type="string">
            <text:p>new</text:p>
          </table:table-cell>
          <table:table-cell office:value-type="string">
            <text:p>-AutomationId</text:p>
          </table:table-cell>
          <table:table-cell/>
          <table:table-cell office:value-type="string">
            <text:p>-Recurse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string">
            <text:p>-Class</text:p>
          </table:table-cell>
          <table:table-cell/>
          <table:table-cell office:value-type="string">
            <text:p>-Recurse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string">
            <text:p>-Name</text:p>
          </table:table-cell>
          <table:table-cell table:number-columns-repeated="2"/>
          <table:table-cell office:value-type="string">
            <text:p>-First</text:p>
          </table:table-cell>
          <table:table-cell office:value-type="string">
            <text:p>first</text:p>
          </table:table-cell>
          <table:table-cell table:number-columns-repeated="2"/>
        </table:table-row>
        <table:table-row table:style-name="ro2">
          <table:table-cell office:value-type="string">
            <text:p>new</text:p>
          </table:table-cell>
          <table:table-cell office:value-type="string">
            <text:p>-AutomationId</text:p>
          </table:table-cell>
          <table:table-cell table:number-columns-repeated="2"/>
          <table:table-cell office:value-type="string">
            <text:p>-First</text:p>
          </table:table-cell>
          <table:table-cell office:value-type="string">
            <text:p>first</text:p>
          </table:table-cell>
          <table:table-cell table:number-columns-repeated="2"/>
        </table:table-row>
        <table:table-row table:style-name="ro1">
          <table:table-cell office:value-type="string">
            <text:p>new</text:p>
          </table:table-cell>
          <table:table-cell office:value-type="string">
            <text:p>-Class</text:p>
          </table:table-cell>
          <table:table-cell table:number-columns-repeated="2"/>
          <table:table-cell office:value-type="string">
            <text:p>-First</text:p>
          </table:table-cell>
          <table:table-cell office:value-type="string">
            <text:p>firs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et-UIA{ControlType}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23:18:30.71</meta:creation-date>
    <dc:date>2013-02-23T23:33:54.97</dc:date>
    <meta:editing-duration>PT6M47S</meta:editing-duration>
    <meta:editing-cycles>4</meta:editing-cycles>
    <meta:generator>LibreOffice/4.0.0.3$Windows_x86 LibreOffice_project/7545bee9c2a0782548772a21bc84a9dcc583b89</meta:generator>
    <meta:document-statistic meta:table-count="2" meta:cell-count="74" meta:object-count="0"/>
  </office:meta>
</office:document-meta>
</file>